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2000001E28DD4DC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8.21cm" svg:height="8.69cm" svg:x="0.31cm" svg:y="0.21cm">
          <draw:image xlink:href="Pictures/10000000000003F2000001E28DD4DC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buntu" style:font-size-asian="24pt" style:language-asian="zh" style:country-asian="CN" style:font-name-complex="Ubuntu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buntu" style:font-family-asian="Ubuntu" style:font-family-generic-asian="system" style:font-pitch-asian="variable" style:font-size-asian="18pt" style:font-style-asian="normal" style:font-weight-asian="normal" style:font-name-complex="Ubuntu" style:font-family-complex="Ubuntu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.01cm" fo:margin-left="0.01cm" fo:margin-right="0.01cm" fo:page-width="19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songx </meta:initial-creator>
    <meta:creation-date>2014-10-27T23:13:45.136433219</meta:creation-date>
    <dc:date>2014-10-27T23:18:07.112161755</dc:date>
    <dc:creator>xsongx </dc:creator>
    <meta:editing-duration>P0D</meta:editing-duration>
    <meta:editing-cycles>1</meta:editing-cycles>
    <meta:document-statistic meta:object-count="1"/>
    <meta:generator>LibreOffice/4.2.6.3$Linux_X86_64 LibreOffice_project/420m0$Build-3</meta:generator>
  </office:meta>
</office:document-meta>
</file>